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1.986cm" fo:margin-right="0cm" fo:text-indent="0cm" style:auto-text-indent="false"/>
    </style:style>
    <style:style style:name="P2" style:family="paragraph" style:parent-style-name="Standard">
      <style:paragraph-properties fo:margin-left="-0.026cm" fo:margin-right="0cm" fo:text-indent="0cm" style:auto-text-indent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 Victoria Road</text:p>
      <text:p text:style-name="P1">Cambridge</text:p>
      <text:p text:style-name="P1">CB4 3LF</text:p>
      <text:p text:style-name="P1"/>
      <text:p text:style-name="P1"><text:date style:data-style-name="N37" text:date-value="2007-11-27T16:29:39" text:fixed="true">27/11/07</text:date></text:p>
      <text:p text:style-name="P1"/>
      <text:p text:style-name="P2">Glenn Jones</text:p>
      <text:p text:style-name="P2">British Caving Association</text:p>
      <text:p text:style-name="P2">The Old Methodist Chapel</text:p>
      <text:p text:style-name="P2">Great Hucklow</text:p>
      <text:p text:style-name="P2">Buxton</text:p>
      <text:p text:style-name="P2">Derbyshire</text:p>
      <text:p text:style-name="P2">SK17 8RG</text:p>
      <text:p text:style-name="P2"/>
      <text:p text:style-name="P2">Dear Glenn,</text:p>
      <text:p text:style-name="P2"/>
      <text:p text:style-name="P2">I enclose membership details and payment for this year's novices in the Cambridge University Caving Club. There are two cheques for the total of <text:span text:style-name="T1">£</text:span><text:span text:style-name="T1">110.00 (one of our novices was late in replying!).</text:span></text:p>
      <text:p text:style-name="P2"><text:span text:style-name="T1"/></text:p>
      <text:p text:style-name="P2"><text:span text:style-name="T1">Yours sincerely,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John Billings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initial-creator>John Billings</meta:initial-creator>
    <meta:creation-date>2007-11-27T16:26:36</meta:creation-date>
    <dc:creator>John Billings</dc:creator>
    <dc:date>2007-11-27T16:35:06</dc:date>
    <meta:editing-cycles>1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60" meta:character-count="368"/>
  </office:meta>
</office:document-meta>
</file>